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2300000063F16A6296E8FA6AF7.jpg" manifest:media-type="image/jpeg"/>
  <manifest:file-entry manifest:full-path="Pictures/1000000000000421000003198061C09E59589771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Source Code Pro1" svg:font-family="'Source Code Pro'"/>
    <style:font-face style:name="DejaVu Sans1" svg:font-family="'DejaVu Sans'" style:font-pitch="variable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274cm" fo:min-width="1.278cm"/>
    </style:style>
    <style:style style:name="gr3" style:family="graphic" style:parent-style-name="standard">
      <style:graphic-properties draw:textarea-horizontal-align="justify" draw:textarea-vertical-align="middle" draw:auto-grow-height="false" fo:min-height="0.545cm" fo:min-width="1.025cm"/>
    </style:style>
    <style:style style:name="gr4" style:family="graphic" style:parent-style-name="standard">
      <style:graphic-properties draw:textarea-vertical-align="middle" draw:auto-grow-height="false" fo:min-height="0.23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512cm" fo:min-width="4.58cm"/>
    </style:style>
    <style:style style:name="gr6" style:family="graphic" style:parent-style-name="objectwithoutfill">
      <style:graphic-properties svg:stroke-color="#00a933" draw:marker-start="Arrow" draw:marker-start-width="0.3cm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a933"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028cm" fo:min-width="1.418cm"/>
    </style:style>
    <style:style style:name="gr9" style:family="graphic" style:parent-style-name="standard">
      <style:graphic-properties draw:textarea-horizontal-align="justify" draw:textarea-vertical-align="middle" draw:auto-grow-height="false" fo:min-height="0.862cm" fo:min-width="1.025cm"/>
    </style:style>
    <style:style style:name="gr10" style:family="graphic" style:parent-style-name="standard">
      <style:graphic-properties draw:textarea-horizontal-align="justify" draw:textarea-vertical-align="middle" draw:auto-grow-height="false" fo:min-height="1.028cm" fo:min-width="1.258cm"/>
    </style:style>
    <style:style style:name="gr11" style:family="graphic" style:parent-style-name="standard">
      <style:graphic-properties draw:textarea-horizontal-align="justify" draw:textarea-vertical-align="middle" draw:auto-grow-height="false" fo:min-height="0.513cm" fo:min-width="1.444cm"/>
    </style:style>
    <style:style style:name="gr12" style:family="graphic" style:parent-style-name="standard">
      <style:graphic-properties draw:textarea-horizontal-align="justify" draw:textarea-vertical-align="middle" draw:auto-grow-height="false" fo:min-height="0.476cm" fo:min-width="0.406cm"/>
    </style:style>
    <style:style style:name="gr13" style:family="graphic" style:parent-style-name="standard">
      <style:graphic-properties draw:textarea-horizontal-align="justify" draw:textarea-vertical-align="middle" draw:auto-grow-height="false" fo:min-height="0.828cm" fo:min-width="0.578cm"/>
    </style:style>
    <style:style style:name="gr14" style:family="graphic" style:parent-style-name="standard">
      <style:graphic-properties draw:textarea-horizontal-align="justify" draw:textarea-vertical-align="middle" draw:auto-grow-height="false" fo:min-height="1.348cm" fo:min-width="1.258cm"/>
    </style:style>
    <style:style style:name="gr15" style:family="graphic" style:parent-style-name="standard">
      <style:graphic-properties draw:textarea-horizontal-align="justify" draw:textarea-vertical-align="middle" draw:auto-grow-height="false" fo:min-height="0.512cm" fo:min-width="3.056cm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fo:min-height="7.492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1-title">
      <style:graphic-properties fo:min-height="3.507cm"/>
    </style:style>
    <style:style style:name="pr5" style:family="presentation" style:parent-style-name="Lights1-outline1">
      <style:graphic-properties fo:min-height="12.737cm"/>
    </style:style>
    <style:style style:name="pr6" style:family="presentation" style:parent-style-name="Lights1-notes">
      <style:graphic-properties draw:fill-color="#ffffff" draw:auto-grow-height="true" fo:min-height="13.364cm"/>
    </style:style>
    <style:style style:name="pr7" style:family="presentation" style:parent-style-name="Lights1-title">
      <style:graphic-properties fo:min-height="20.32cm"/>
    </style:style>
    <style:style style:name="P1" style:family="paragraph">
      <loext:graphic-properties draw:fill-color="#ffffff"/>
    </style:style>
    <style:style style:name="P2" style:family="paragraph">
      <style:text-properties fo:color="#000000" fo:font-size="32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000000" fo:font-size="32pt" style:font-size-asian="24pt" style:font-size-complex="24pt"/>
    </style:style>
    <style:style style:name="T2" style:family="text">
      <style:text-properties fo:color="#000000" fo:font-size="32pt" fo:font-weight="bold" style:font-size-asian="24pt" style:font-weight-asian="bold" style:font-size-complex="24pt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80" style:text-outline="false" style:text-line-through-style="none" style:text-line-through-type="none" style:font-name="Source Code Pro1" fo:font-size="13pt" fo:font-style="normal" fo:text-shadow="none" style:text-underline-style="none" fo:font-weight="bold" style:letter-kerning="true" style:font-name-asian="Source Code Pro1" style:font-size-asian="13pt" style:font-weight-asian="bold" style:font-name-complex="Source Code Pro1" style:font-size-complex="13pt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ource Code Pro1" fo:font-size="13pt" fo:font-style="normal" fo:text-shadow="none" style:text-underline-style="none" style:letter-kerning="true" style:font-name-asian="Source Code Pro1" style:font-size-asian="13pt" style:font-name-complex="Source Code Pro1" style:font-size-complex="13pt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808080" style:text-outline="false" style:text-line-through-style="none" style:text-line-through-type="none" style:font-name="Source Code Pro1" fo:font-size="13pt" fo:font-style="italic" fo:text-shadow="none" style:text-underline-style="none" style:letter-kerning="true" style:font-name-asian="Source Code Pro1" style:font-size-asian="13pt" style:font-style-asian="italic" style:font-name-complex="Source Code Pro1" style:font-size-complex="13pt" style:font-style-complex="italic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660e7a" style:text-outline="false" style:text-line-through-style="none" style:text-line-through-type="none" style:font-name="Source Code Pro1" fo:font-size="13pt" fo:font-style="normal" fo:text-shadow="none" style:text-underline-style="none" fo:font-weight="bold" style:letter-kerning="true" style:font-name-asian="Source Code Pro1" style:font-size-asian="13pt" style:font-weight-asian="bold" style:font-name-complex="Source Code Pro1" style:font-size-complex="13pt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ource Code Pro1" fo:font-size="13pt" fo:font-style="normal" fo:text-shadow="none" style:text-underline-style="none" fo:font-weight="normal" style:letter-kerning="true" style:font-name-asian="Source Code Pro1" style:font-size-asian="13pt" style:font-name-complex="Source Code Pro1" style:font-size-complex="13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ource Code Pro1" fo:font-size="13pt" fo:font-style="italic" fo:text-shadow="none" style:text-underline-style="none" fo:font-weight="normal" style:letter-kerning="true" style:font-name-asian="Source Code Pro1" style:font-size-asian="13pt" style:font-style-asian="italic" style:font-name-complex="Source Code Pro1" style:font-size-complex="13pt" style:font-style-complex="italic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660e7a" style:text-outline="false" style:text-line-through-style="none" style:text-line-through-type="none" style:font-name="Source Code Pro1" fo:font-size="13pt" fo:font-style="normal" fo:text-shadow="none" style:text-underline-style="none" fo:font-weight="normal" style:letter-kerning="true" style:font-name-asian="Source Code Pro1" style:font-size-asian="13pt" style:font-name-complex="Source Code Pro1" style:font-size-complex="13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RENO (WK3 ↔ WK4 synchronizer)</text:p>
          </draw:text-box>
        </draw:frame>
        <draw:frame presentation:style-name="pr2" draw:text-style-name="P1" draw:layer="layout" svg:width="25.199cm" svg:height="7.492cm" svg:x="1.4cm" svg:y="9.6cm" presentation:class="subtitle" presentation:user-transformed="true">
          <draw:text-box>
            <text:p>A quick introdu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 presentation:user-transformed="true">
          <draw:text-box>
            <text:p>Reno </text:p>
          </draw:text-box>
        </draw:frame>
        <draw:frame presentation:style-name="pr5" draw:text-style-name="P2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<text:span text:style-name="T1">Reno is a synchronization service, it keeps two </text:span><text:span text:style-name="T1">system’s data sources in-sync (WK3 ↔ WK4)</text:span></text:p>
              </text:list-item>
              <text:list-item>
                <text:p><text:span text:style-name="T1">It is written in pull approach, meaning that it </text:span><text:span text:style-name="T1">pulls for changes and then based on the </text:span><text:span text:style-name="T1">outcome, it performs the necessary actions in </text:span><text:span text:style-name="T1">order to synchronize the other e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 presentation:user-transformed="true">
          <draw:text-box>
            <text:p>Reno </text:p>
          </draw:text-box>
        </draw:frame>
        <draw:frame presentation:style-name="pr5" draw:text-style-name="P2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<text:span text:style-name="T1">Flow</text:span></text:p>
                <text:list>
                  <text:list-item>
                    <text:p><text:span text:style-name="T1">When a data change occurs in WK3, it </text:span><text:span text:style-name="T1">produces a notification (with the help of </text:span><text:span text:style-name="T1">entity lifecycle hooks) with the entity name </text:span><text:span text:style-name="T1">and the primary key(s) of this affected entity </text:span><text:span text:style-name="T1">to a specified kafka topic, called </text:span><text:span text:style-name="T2">reno-</text:span><text:span text:style-name="T2">notifications</text:span></text:p>
                  </text:list-item>
                  <text:list-item>
                    <text:p><text:span text:style-name="T3">From there, reno consumes the data in </text:span><text:span text:style-name="T3">batches (by polling at fixed time interval), </text:span><text:span text:style-name="T3">aggregating eventual duplicates, saves </text:span><text:span text:style-name="T3">these notifications to persistence layer </text:span><text:span text:style-name="T3">(which in our case is MongoDB) and then </text:span><text:span text:style-name="T3">commits the offsets (processing first and </text:span><text:span text:style-name="T3">then commit offsets, with having offsets </text:span><text:span text:style-name="T3">managed by Kafka, we have at least once </text:span><text:span text:style-name="T1">semantic delivery)</text:span></text:p>
                    <text:list>
                      <text:list-item>
                        <text:p><text:span text:style-name="T1">Note: Before refactoring, it was consuming </text:span><text:span text:style-name="T1">the data, apply on these <text:s/>transformations </text:span><text:span text:style-name="T1">and then commit the offsets, </text:span><text:span text:style-name="T1">transformations took a lot of time, so when </text:span><text:span text:style-name="T1">commit the offsets you had </text:span><text:span text:style-name="T1">CommitFailedException due to partition </text:span><text:span text:style-name="T1">rebalances or processing timeouts </text:span><text:span text:style-name="T1">(changed leader of that topic partition, </text:span><text:span text:style-name="T1">etc.)</text:span></text:p>
                        <text:p><text:span text:style-name="T1">When a CommitFailedException occurred, </text:span><text:span text:style-name="T1">reno it was written in a way to terminate </text:span><text:span text:style-name="T1">the jvm process (System.exit(..)) and </text:span><text:span text:style-name="T1">because we have 2 replicas defined in </text:span><text:span text:style-name="T1">Kubernetes, a new jvm process would be </text:span><text:span text:style-name="T1">started from Kubernetes. So when you </text:span><text:span text:style-name="T1">experienced a lot of </text:span><text:span text:style-name="T1">CommitFailedException errors, due to </text:span><text:span text:style-name="T1">slow transformations or infra problems you </text:span><text:span text:style-name="T1">were in a loop of:</text:span><text:span text:style-name="T1"><text:line-break/></text:span><text:span text:style-name="T1"> {START → CommitFailedException→ Exit </text:span><text:span text:style-name="T1">Jvm → Kubernetes start new Jvm → goto </text:span><text:span text:style-name="T1">START}</text:span><text:span text:style-name="T1"><text:line-break/></text:span><text:span text:style-name="T1">so two systems where out of sync for a </text:span><text:span text:style-name="T1">long period of tim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 presentation:user-transformed="true">
          <draw:text-box>
            <text:p>Reno </text:p>
          </draw:text-box>
        </draw:frame>
        <draw:frame presentation:style-name="pr5" draw:text-style-name="P2" draw:layer="layout" svg:width="25.199cm" svg:height="12.987cm" svg:x="1.27cm" svg:y="5.555cm" presentation:class="outline" presentation:user-transformed="true">
          <draw:text-box>
            <text:list text:style-name="L2">
              <text:list-item>
                <text:p><text:span text:style-name="T1">Flow</text:span></text:p>
                <text:list>
                  <text:list-item>
                    <text:p><text:span text:style-name="T1">These stored notifications in MongoDB are </text:span><text:span text:style-name="T1">picked up from an app thread, called </text:span><text:span text:style-name="T1">`Notifications-Processor`, which based on </text:span><text:span text:style-name="T1">the entity name of these notifications get </text:span><text:span text:style-name="T1">forwarded to the correct business </text:span><text:span text:style-name="T1">transformer (AdvertiserTransformation, </text:span><text:span text:style-name="T1">CampaignTransformation, etc), in order to </text:span><text:span text:style-name="T1">calculate the new entity state (represented in </text:span><text:span text:style-name="T1">JSON) via hitting WK3 DB…</text:span></text:p>
                  </text:list-item>
                  <text:list-item>
                    <text:p><text:span text:style-name="T1">...and then we are sending (via </text:span><text:span text:style-name="T1">BusinessObjectSender.java/kafka producer) </text:span><text:span text:style-name="T1">the just new calculated entity state to the </text:span><text:span text:style-name="T1">correct GPN kafka topic, based on entity </text:span><text:span text:style-name="T1">name, eg: if we have processed campaign </text:span><text:span text:style-name="T1">entities, we are producing messages to </text:span><text:span text:style-name="T1">`campaigns` kafka topic.</text:span></text:p>
                  </text:list-item>
                  <text:list-item>
                    <text:p><text:span text:style-name="T1">We have one worker-thread per business </text:span><text:span text:style-name="T1">transformation </text:span><text:span text:style-name="T1"><text:line-break/></text:span><text:span text:style-name="T1"><text:line-break/></text:span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 presentation:user-transformed="true">
          <draw:text-box>
            <text:p>Reno </text:p>
          </draw:text-box>
        </draw:frame>
        <draw:frame presentation:style-name="pr5" draw:text-style-name="P2" draw:layer="layout" svg:width="25.199cm" svg:height="12.987cm" svg:x="1.27cm" svg:y="5.555cm" presentation:class="outline" presentation:user-transformed="true">
          <draw:text-box>
            <text:list text:style-name="L2">
              <text:list-item>
                <text:p><text:span text:style-name="T1">Flow</text:span></text:p>
              </text:list-item>
            </text:list>
            <text:p><text:span text:style-name="T4">private final </text:span><text:span text:style-name="T5">Map&lt;String </text:span><text:span text:style-name="T6">/*entity name*/</text:span><text:span text:style-name="T5">, TransformationEntry&gt; </text:span><text:span text:style-name="T7">transformations</text:span><text:span text:style-name="T8">;</text:span><text:span text:style-name="T8"><text:line-break/></text:span><text:span text:style-name="T8"/></text:p>
            <text:p><text:span text:style-name="T8">…</text:span><text:span text:style-name="T8">.</text:span></text:p>
            <text:p><text:span text:style-name="T8">Map&lt;String, List&lt;Notification&gt;&gt; notificationGroupByEntity = notifications</text:span><text:span text:style-name="T8"><text:line-break/></text:span><text:span text:style-name="T8"> <text:s text:c="7"/>.stream()</text:span><text:span text:style-name="T8"><text:line-break/></text:span><text:span text:style-name="T8"> <text:s text:c="7"/>.collect(Collectors.</text:span><text:span text:style-name="T9">groupingBy</text:span><text:span text:style-name="T8">(Notification::getEntity));</text:span></text:p>
            <text:p><text:span text:style-name="T4">return </text:span><text:span text:style-name="T8">notificationGroupByEntity</text:span><text:span text:style-name="T8"><text:line-break/></text:span><text:span text:style-name="T8"> <text:s text:c="7"/>.entrySet()</text:span><text:span text:style-name="T8"><text:line-break/></text:span><text:span text:style-name="T8"> <text:s text:c="7"/>.stream()</text:span><text:span text:style-name="T8"><text:line-break/></text:span><text:span text:style-name="T8"> <text:s text:c="7"/>.map(entry -&gt;</text:span><text:span text:style-name="T8"><text:line-break/></text:span><text:span text:style-name="T8"> <text:s text:c="15"/>CompletableFuture.</text:span><text:span text:style-name="T9">supplyAsync</text:span><text:span text:style-name="T8">(</text:span><text:span text:style-name="T8"><text:line-break/></text:span><text:span text:style-name="T8"> <text:s text:c="23"/>() -&gt; </text:span><text:span text:style-name="T10">entry</text:span><text:span text:style-name="T10"><text:line-break/></text:span><text:span text:style-name="T10"> <text:s text:c="31"/></text:span><text:span text:style-name="T8">.getValue()</text:span><text:span text:style-name="T8"><text:line-break/></text:span><text:span text:style-name="T8"> <text:s text:c="31"/>.stream()</text:span><text:span text:style-name="T8"><text:line-break/></text:span><text:span text:style-name="T8"> <text:s text:c="31"/>.map(notification -&gt; transform(notification, </text:span><text:span text:style-name="T10">batchId</text:span><text:span text:style-name="T8">))</text:span><text:span text:style-name="T8"><text:line-break/></text:span><text:span text:style-name="T8"> <text:s text:c="31"/>.collect(Collectors.</text:span><text:span text:style-name="T9">toList</text:span><text:span text:style-name="T8">()),</text:span><text:span text:style-name="T8"><text:line-break/></text:span><text:span text:style-name="T8"> <text:s text:c="23"/></text:span><text:span text:style-name="T7">transformationWorkers</text:span><text:span text:style-name="T8">)</text:span><text:span text:style-name="T8"><text:line-break/></text:span><text:span text:style-name="T8"> <text:s text:c="7"/>) ...</text:span></text:p>
            <text:p><text:span text:style-name="T8">…</text:span><text:span text:style-name="T8">.</text:span></text:p>
            <text:p><text:span text:style-name="T4">public </text:span><text:span text:style-name="T8">Pair&lt;Notification, Optional&lt;TransformationResult&gt;&gt; transform(Notification notification, String batchId) </text:span><text:span text:style-name="T8">{</text:span></text:p>
            <text:p><text:span text:style-name="T8"><text:s text:c="4"/>…</text:span><text:span text:style-name="T8">.</text:span></text:p>
            <text:p><text:span text:style-name="T8"><text:s text:c="4"/></text:span><text:span text:style-name="T8">TransformationEntry entry = </text:span><text:span text:style-name="T7">transformations</text:span><text:span text:style-name="T8">.get(notification.getEntity());</text:span></text:p>
            <text:p><text:span text:style-name="T8"><text:s text:c="4"/>…</text:span><text:span text:style-name="T8">.</text:span></text:p>
            <text:p><text:span text:style-name="T8"><text:s text:c="4"/></text:span><text:span text:style-name="T8">Optional&lt;TransformationResult&gt; transformationResult = </text:span><text:span text:style-name="T8">entry.getTransformation().apply(</text:span><text:span text:style-name="T7">currentConnection</text:span><text:span text:style-name="T8">, notification); <text:s text:c="3"/></text:span></text:p>
            <text:p><text:span text:style-name="T8"><text:s text:c="4"/>…</text:span><text:span text:style-name="T8">.</text:span></text:p>
            <text:p><text:span text:style-name="T8">}</text:span><text:span text:style-name="T8"><text:line-break/></text:span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7" draw:layer="layout" svg:width="27.432cm" svg:height="20.32cm" svg:x="0.254cm" svg:y="0.254cm" presentation:class="title" presentation:user-transformed="true">
          <draw:text-box>
            <text:p><text:s/></text:p>
          </draw:text-box>
        </draw:frame>
        <draw:custom-shape draw:style-name="gr2" draw:text-style-name="P3" xml:id="id1" draw:id="id1" draw:layer="layout" svg:width="1.778cm" svg:height="1.524cm" svg:x="1.016cm" svg:y="7.62cm">
          <text:p text:style-name="P3">WK3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1.524cm" svg:height="1.27cm" svg:x="1.016cm" svg:y="10.922cm">
          <text:p text:style-name="P3">My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3" xml:id="id3" draw:id="id3" draw:layer="layout" svg:width="1.016cm" svg:height="1.524cm" svg:x="4.826cm" svg:y="12.95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5" draw:text-style-name="P3" xml:id="id4" draw:id="id4" draw:layer="layout" svg:width="5.08cm" svg:height="0.762cm" svg:x="6.858cm" svg:y="11.176cm">
          <text:p text:style-name="P3">reno-notifications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s" svg:x1="1.905cm" svg:y1="9.144cm" svg:x2="1.778cm" svg:y2="11.239cm" draw:start-shape="id1" draw:end-shape="id2" draw:end-glue-point="4" svg:d="M1905 9144v501l-127 776v818" svg:viewBox="0 0 128 2096">
          <text:p/>
        </draw:connector>
        <draw:connector draw:style-name="gr7" draw:text-style-name="P4" draw:layer="layout" draw:type="lines" svg:x1="2.54cm" svg:y1="11.557cm" svg:x2="4.826cm" svg:y2="13.716cm" draw:start-shape="id2" draw:end-shape="id3" draw:end-glue-point="3" svg:d="M2540 11557h778l1007 2159h501" svg:viewBox="0 0 2287 2160">
          <text:p/>
        </draw:connector>
        <draw:connector draw:style-name="gr7" draw:text-style-name="P4" draw:layer="layout" draw:type="lines" svg:x1="5.334cm" svg:y1="12.954cm" svg:x2="6.858cm" svg:y2="11.557cm" draw:start-shape="id3" draw:end-shape="id4" svg:d="M5334 12954v-501l1023-896h501" svg:viewBox="0 0 1525 1398">
          <text:p/>
        </draw:connector>
        <draw:custom-shape draw:style-name="gr8" draw:text-style-name="P3" xml:id="id5" draw:id="id5" draw:layer="layout" svg:width="3.048cm" svg:height="2.032cm" svg:x="3.81cm" svg:y="4.826cm">
          <text:p text:style-name="P3">NotificationSource-Poller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7" draw:text-style-name="P4" draw:layer="layout" draw:type="lines" svg:x1="9.398cm" svg:y1="11.176cm" svg:x2="5.334cm" svg:y2="6.858cm" draw:start-shape="id4" draw:start-glue-point="0" draw:end-shape="id5" draw:end-glue-point="6" svg:d="M9398 11176v-501l-4064-3315v-502" svg:viewBox="0 0 4065 4319">
          <text:p/>
        </draw:connector>
        <draw:custom-shape draw:style-name="gr9" draw:text-style-name="P3" xml:id="id6" draw:id="id6" draw:layer="layout" svg:width="1.524cm" svg:height="1.778cm" svg:x="9.398cm" svg:y="7.874cm">
          <text:p text:style-name="P3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4" draw:layer="layout" draw:type="lines" svg:x1="6.858cm" svg:y1="5.842cm" svg:x2="10.16cm" svg:y2="7.874cm" draw:start-shape="id5" draw:end-shape="id6" svg:d="M6858 5842h2480l822 1531v501" svg:viewBox="0 0 3303 2033">
          <text:p/>
        </draw:connector>
        <draw:custom-shape draw:style-name="gr10" draw:text-style-name="P3" xml:id="id7" draw:id="id7" draw:layer="layout" svg:width="2.794cm" svg:height="2.032cm" svg:x="12.192cm" svg:y="5.334cm">
          <text:p text:style-name="P3">Notifications-Processo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7" draw:text-style-name="P4" draw:layer="layout" draw:type="lines" svg:x1="10.922cm" svg:y1="8.763cm" svg:x2="13.589cm" svg:y2="7.366cm" draw:start-shape="id6" draw:end-shape="id7" svg:d="M10922 8763h1166l1501-895v-502" svg:viewBox="0 0 2668 1398">
          <text:p/>
        </draw:connector>
        <draw:custom-shape draw:style-name="gr11" draw:text-style-name="P3" xml:id="id9" draw:id="id9" draw:layer="layout" svg:width="2.54cm" svg:height="0.762cm" svg:x="16.256cm" svg:y="1.524cm">
          <text:p text:style-name="P3">Transformation#1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1" draw:text-style-name="P3" xml:id="id11" draw:id="id11" draw:layer="layout" svg:width="2.54cm" svg:height="0.762cm" svg:x="17.272cm" svg:y="2.794cm">
          <text:p text:style-name="P3">Transformation#2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1" draw:text-style-name="P3" xml:id="id12" draw:id="id12" draw:layer="layout" svg:width="2.54cm" svg:height="0.762cm" svg:x="18.288cm" svg:y="4.064cm">
          <text:p text:style-name="P3">Transformation#N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7" draw:text-style-name="P4" draw:layer="layout" draw:type="line" svg:x1="13.589cm" svg:y1="5.334cm" svg:x2="13.177cm" svg:y2="4.222cm" draw:start-shape="id7" draw:start-glue-point="4" draw:end-shape="id8" draw:end-glue-point="7" svg:d="M13589 5334l-412-1112" svg:viewBox="0 0 413 1113">
          <text:p/>
        </draw:connector>
        <draw:custom-shape draw:style-name="gr12" draw:text-style-name="P3" xml:id="id10" draw:id="id10" draw:layer="layout" svg:width="1.27cm" svg:height="1.016cm" svg:x="23.622cm" svg:y="2.794cm">
          <text:p text:style-name="P3">Barrier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7" draw:text-style-name="P4" draw:layer="layout" draw:type="line" svg:x1="18.796cm" svg:y1="1.905cm" svg:x2="24.257cm" svg:y2="2.794cm" draw:start-shape="id9" draw:end-shape="id10" draw:end-glue-point="4" svg:d="M18796 1905l5461 889" svg:viewBox="0 0 5462 890">
          <text:p/>
        </draw:connector>
        <draw:connector draw:style-name="gr7" draw:text-style-name="P4" draw:layer="layout" draw:type="line" svg:x1="19.812cm" svg:y1="3.175cm" svg:x2="23.622cm" svg:y2="3.302cm" draw:start-shape="id11" draw:end-shape="id10" svg:d="M19812 3175l3810 127" svg:viewBox="0 0 3811 128">
          <text:p/>
        </draw:connector>
        <draw:connector draw:style-name="gr7" draw:text-style-name="P4" draw:layer="layout" draw:type="line" svg:x1="20.828cm" svg:y1="4.445cm" svg:x2="23.622cm" svg:y2="3.302cm" draw:start-shape="id12" draw:start-glue-point="1" draw:end-shape="id10" svg:d="M20828 4445l2794-1143" svg:viewBox="0 0 2795 1144">
          <text:p/>
        </draw:connector>
        <draw:custom-shape draw:style-name="gr13" draw:text-style-name="P3" xml:id="id8" draw:id="id8" draw:layer="layout" svg:width="1.524cm" svg:height="1.524cm" svg:x="12.954cm" svg:y="2.921cm">
          <text:p text:style-name="P3">byEntityName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7" draw:text-style-name="P4" draw:layer="layout" draw:type="line" svg:x1="14.255cm" svg:y1="3.144cm" svg:x2="16.256cm" svg:y2="1.905cm" draw:start-shape="id8" draw:start-glue-point="11" draw:end-shape="id9" draw:end-glue-point="3" svg:d="M14255 3144l2001-1239" svg:viewBox="0 0 2002 1240">
          <text:p/>
        </draw:connector>
        <draw:connector draw:style-name="gr7" draw:text-style-name="P4" draw:layer="layout" draw:type="line" svg:x1="14.478cm" svg:y1="3.683cm" svg:x2="17.272cm" svg:y2="3.175cm" draw:start-shape="id8" draw:start-glue-point="10" draw:end-shape="id11" svg:d="M14478 3683l2794-508" svg:viewBox="0 0 2795 509">
          <text:p/>
        </draw:connector>
        <draw:connector draw:style-name="gr7" draw:text-style-name="P4" draw:layer="layout" draw:type="line" svg:x1="14.478cm" svg:y1="3.683cm" svg:x2="18.288cm" svg:y2="4.445cm" draw:start-shape="id8" draw:end-shape="id12" svg:d="M14478 3683l3810 762" svg:viewBox="0 0 3811 763">
          <text:p/>
        </draw:connector>
        <draw:custom-shape draw:style-name="gr14" draw:text-style-name="P3" xml:id="id13" draw:id="id13" draw:layer="layout" svg:width="2.794cm" svg:height="2.54cm" svg:x="22.098cm" svg:y="6.858cm">
          <text:p><text:span text:style-name="T8">BusinessObjectSende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7" draw:text-style-name="P4" draw:layer="layout" draw:type="line" svg:x1="24.257cm" svg:y1="3.81cm" svg:x2="23.495cm" svg:y2="6.858cm" draw:start-shape="id10" draw:start-glue-point="8" draw:end-shape="id13" draw:end-glue-point="4" svg:d="M24257 3810l-762 3048" svg:viewBox="0 0 763 3049">
          <text:p/>
        </draw:connector>
        <draw:custom-shape draw:style-name="gr15" draw:text-style-name="P3" xml:id="id16" draw:id="id16" draw:layer="layout" svg:width="3.556cm" svg:height="0.762cm" svg:x="17.272cm" svg:y="12.446cm">
          <text:p text:style-name="P3">Entities#N gpn kakfa topic</text:p>
          <draw:enhanced-geometry svg:viewBox="0 0 21600 21600" draw:type="rectangle" draw:enhanced-path="M 0 0 L 21600 0 21600 21600 0 21600 0 0 Z N"/>
        </draw:custom-shape>
        <draw:custom-shape draw:style-name="gr15" draw:text-style-name="P3" xml:id="id15" draw:id="id15" draw:layer="layout" svg:width="3.556cm" svg:height="0.762cm" svg:x="16.51cm" svg:y="11.176cm">
          <text:p text:style-name="P3">Entities#2 gpn kakfa topic</text:p>
          <draw:enhanced-geometry svg:viewBox="0 0 21600 21600" draw:type="rectangle" draw:enhanced-path="M 0 0 L 21600 0 21600 21600 0 21600 0 0 Z N"/>
        </draw:custom-shape>
        <draw:custom-shape draw:style-name="gr15" draw:text-style-name="P3" xml:id="id14" draw:id="id14" draw:layer="layout" svg:width="3.556cm" svg:height="0.762cm" svg:x="15.748cm" svg:y="9.906cm">
          <text:p text:style-name="P3">Entities#1 gpn kakfa topic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23.495cm" svg:y1="9.398cm" svg:x2="19.304cm" svg:y2="10.287cm" draw:start-shape="id13" draw:start-glue-point="6" draw:end-shape="id14" svg:d="M23495 9398l-4191 889" svg:viewBox="0 0 4192 890">
          <text:p/>
        </draw:connector>
        <draw:connector draw:style-name="gr7" draw:text-style-name="P4" draw:layer="layout" draw:type="line" svg:x1="22.098cm" svg:y1="8.128cm" svg:x2="20.066cm" svg:y2="11.557cm" draw:start-shape="id13" draw:end-shape="id15" svg:d="M22098 8128l-2032 3429" svg:viewBox="0 0 2033 3430">
          <text:p/>
        </draw:connector>
        <draw:connector draw:style-name="gr7" draw:text-style-name="P4" draw:layer="layout" draw:type="line" svg:x1="22.098cm" svg:y1="8.128cm" svg:x2="20.828cm" svg:y2="12.827cm" draw:start-shape="id13" draw:end-shape="id16" svg:d="M22098 8128l-1270 4699" svg:viewBox="0 0 1271 4700">
          <text:p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 presentation:user-transformed="true">
          <draw:text-box>
            <text:p>Reno </text:p>
          </draw:text-box>
        </draw:frame>
        <draw:frame presentation:style-name="pr5" draw:text-style-name="P2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<text:span text:style-name="T1">Supported Transformations</text:span></text:p>
                <text:list>
                  <text:list-item>
                    <text:p><text:span text:style-name="T1">Advertiser</text:span></text:p>
                  </text:list-item>
                  <text:list-item>
                    <text:p><text:span text:style-name="T1">Campaign</text:span></text:p>
                  </text:list-item>
                  <text:list-item>
                    <text:p><text:span text:style-name="T1">Publisher</text:span></text:p>
                  </text:list-item>
                  <text:list-item>
                    <text:p><text:span text:style-name="T1">Theyget</text:span></text:p>
                  </text:list-item>
                  <text:list-item>
                    <text:p><text:span text:style-name="T1">User</text:span></text:p>
                  </text:list-item>
                  <text:list-item>
                    <text:p><text:span text:style-name="T1">Weg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" presentation:presentation-page-layout-name="AL1T0">
        <office:forms form:automatic-focus="false" form:apply-design-mode="false"/>
        <draw:frame presentation:style-name="pr2" draw:text-style-name="P1" draw:layer="layout" svg:width="25.199cm" svg:height="7.492cm" svg:x="1.217cm" svg:y="6.35cm" presentation:class="subtitle" presentation:user-transformed="true">
          <draw:text-box>
            <text:p>Thank you!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ource Code Pro1" svg:font-family="'Source Code Pro'"/>
    <style:font-face style:name="DejaVu Sans1" svg:font-family="'DejaVu Sans'" style:font-pitch="variable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solid" svg:stroke-color="#009598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04-23T13:19:34.946566608</meta:creation-date>
    <meta:editing-duration>PT2H30M3S</meta:editing-duration>
    <meta:editing-cycles>5</meta:editing-cycles>
    <meta:generator>LibreOffice/6.3.1.2$Linux_X86_64 LibreOffice_project/522b3d05dbc14df140b4b4e8cb5fa288e6bf2465</meta:generator>
    <dc:title>Lights</dc:title>
    <dc:date>2019-09-24T12:04:41.044430079</dc:date>
    <meta:document-statistic meta:object-count="107"/>
  </office:meta>
</office:document-meta>
</file>